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3"/>
    <style:style style:name="ce2" style:family="table-cell" style:parent-style-name="Default" style:data-style-name="N127"/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 style:data-style-name="N160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159.97mm" svg:height="82.6mm" svg:x="94.17mm" svg:y="64.02mm">
            <loext:p draw:notify-on-update-of-ranges="Лист1.L5:Лист1.L5 Лист1.O5:Лист1.O9 Лист1.L5:Лист1.L9 Лист1.L4:Лист1.L4 Лист1.O4:Лист1.O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11"/>
          <table:table-cell office:value-type="string" calcext:value-type="string">
            <text:p>delta l</text:p>
          </table:table-cell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L^2</text:p>
          </table:table-cell>
          <table:table-cell office:value-type="string" calcext:value-type="string">
            <text:p>P^2</text:p>
          </table:table-cell>
          <table:table-cell office:value-type="string" calcext:value-type="string">
            <text:p>l*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&lt;n&gt;</text:p>
          </table:table-cell>
          <table:table-cell office:value-type="string" calcext:value-type="string">
            <text:p>sig &lt;n&gt; rnd</text:p>
          </table:table-cell>
          <table:table-cell office:value-type="string" calcext:value-type="string">
            <text:p>sig &lt;n&gt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g delta l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.000452838558788031" calcext:value-type="float">
            <text:p>0,00045283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table:formula="of:=AVERAGE([.C5:.H5])" office:value-type="float" office:value="81.5" calcext:value-type="float">
            <text:p>81,5</text:p>
          </table:table-cell>
          <table:table-cell table:formula="of:=2.571*(DEVSQ([.C5:.H5])/30)^0.5" office:value-type="float" office:value="1.59180685072028" calcext:value-type="float">
            <text:p>1,5918068507</text:p>
          </table:table-cell>
          <table:table-cell table:formula="of:=([.J5]^2 + 1)^0.5" office:value-type="float" office:value="1.87985346503391" calcext:value-type="float">
            <text:p>1,879853465</text:p>
          </table:table-cell>
          <table:table-cell table:style-name="ce1" table:formula="of:=[.I5]*0.001*0.015/2/1.42" office:value-type="float" office:value="0.000430457746478873" calcext:value-type="float">
            <text:p>0,000430</text:p>
          </table:table-cell>
          <table:table-cell table:style-name="ce2" table:formula="of:=((0.001*0.0015/2/1.42*[.K5])^2+([.I5]*0.001/2/1.42*0.001)^2+([.I5]*0.001*0.015/(1.42)^2/2*0.002)^2)^0.5" office:value-type="float" office:value="0.0000287207538693739" calcext:value-type="float">
            <text:p>0,00003</text:p>
          </table:table-cell>
          <table:table-cell office:value-type="float" office:value="0.467" calcext:value-type="float">
            <text:p>0,467</text:p>
          </table:table-cell>
          <table:table-cell table:formula="of:=[.N5]*9.81" office:value-type="float" office:value="4.58127" calcext:value-type="float">
            <text:p>4,58127</text:p>
          </table:table-cell>
          <table:table-cell table:formula="of:=[.L5]^2" office:value-type="float" office:value="0.00000018529387150367" calcext:value-type="float">
            <text:p>1,8529387150367E-07</text:p>
          </table:table-cell>
          <table:table-cell table:formula="of:=[.O5]^2" office:value-type="float" office:value="20.9880348129" calcext:value-type="float">
            <text:p>20,9880348129</text:p>
          </table:table-cell>
          <table:table-cell table:formula="of:=[.L5]*[.O5]" office:value-type="float" office:value="0.00197204316021127" calcext:value-type="float">
            <text:p>0,0019720432</text:p>
          </table:table-cell>
          <table:table-cell table:formula="of:=(([.L5]-[.O5]*0.0000599969426282432-0.0001779764)/[.M5])^2" office:value-type="float" office:value="0.607241384012195" calcext:value-type="float">
            <text:p>0,6072413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38" calcext:value-type="float">
            <text:p>138</text:p>
          </table:table-cell>
          <table:table-cell office:value-type="float" office:value="141" calcext:value-type="float">
            <text:p>141</text:p>
          </table:table-cell>
          <table:table-cell table:formula="of:=AVERAGE([.C6:.H6])" office:value-type="float" office:value="140.166666666667" calcext:value-type="float">
            <text:p>140,1666666667</text:p>
          </table:table-cell>
          <table:table-cell table:formula="of:=2.571*(DEVSQ([.C6:.H6])/30)^0.5" office:value-type="float" office:value="1.54497872153632" calcext:value-type="float">
            <text:p>1,5449787215</text:p>
          </table:table-cell>
          <table:table-cell table:formula="of:=([.J6]^2 + 1)^0.5" office:value-type="float" office:value="1.8403693243477" calcext:value-type="float">
            <text:p>1,8403693243</text:p>
          </table:table-cell>
          <table:table-cell table:style-name="ce1" table:formula="of:=[.I6]*0.001*0.015/2/1.42" office:value-type="float" office:value="0.000740316901408451" calcext:value-type="float">
            <text:p>0,000740</text:p>
          </table:table-cell>
          <table:table-cell table:style-name="ce2" table:formula="of:=((0.001*0.0015/2/1.42*[.K6])^2+([.I6]*0.001/2/1.42*0.001)^2+([.I6]*0.001*0.015/(1.42)^2/2*0.002)^2)^0.5" office:value-type="float" office:value="0.0000493750421651003" calcext:value-type="float">
            <text:p>0,00005</text:p>
          </table:table-cell>
          <table:table-cell office:value-type="float" office:value="0.928" calcext:value-type="float">
            <text:p>0,928</text:p>
          </table:table-cell>
          <table:table-cell table:formula="of:=[.N6]*9.81" office:value-type="float" office:value="9.10368" calcext:value-type="float">
            <text:p>9,10368</text:p>
          </table:table-cell>
          <table:table-cell table:formula="of:=[.L6]^2" office:value-type="float" office:value="0.00000054806911451101" calcext:value-type="float">
            <text:p>5,4806911451101E-07</text:p>
          </table:table-cell>
          <table:table-cell table:formula="of:=[.O6]^2" office:value-type="float" office:value="82.8769895424" calcext:value-type="float">
            <text:p>82,8769895424</text:p>
          </table:table-cell>
          <table:table-cell table:formula="of:=[.L6]*[.O6]" office:value-type="float" office:value="0.00673960816901409" calcext:value-type="float">
            <text:p>0,0067396082</text:p>
          </table:table-cell>
          <table:table-cell table:formula="of:=(([.L6]-[.O6]*0.0000599969426282432-0.0001779764)/[.M6])^2" office:value-type="float" office:value="0.106954114451398" calcext:value-type="float">
            <text:p>0,10695411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table:formula="of:=AVERAGE([.C7:.H7])" office:value-type="float" office:value="193.5" calcext:value-type="float">
            <text:p>193,5</text:p>
          </table:table-cell>
          <table:table-cell table:formula="of:=2.571*(DEVSQ([.C7:.H7])/30)^0.5" office:value-type="float" office:value="1.4467825164827" calcext:value-type="float">
            <text:p>1,4467825165</text:p>
          </table:table-cell>
          <table:table-cell table:formula="of:=([.J7]^2 + 1)^0.5" office:value-type="float" office:value="1.75874377042251" calcext:value-type="float">
            <text:p>1,7587437704</text:p>
          </table:table-cell>
          <table:table-cell table:style-name="ce1" table:formula="of:=[.I7]*0.001*0.015/2/1.42" office:value-type="float" office:value="0.00102200704225352" calcext:value-type="float">
            <text:p>0,001022</text:p>
          </table:table-cell>
          <table:table-cell table:style-name="ce2" table:formula="of:=((0.001*0.0015/2/1.42*[.K7])^2+([.I7]*0.001/2/1.42*0.001)^2+([.I7]*0.001*0.015/(1.42)^2/2*0.002)^2)^0.5" office:value-type="float" office:value="0.0000681553370894781" calcext:value-type="float">
            <text:p>0,00007</text:p>
          </table:table-cell>
          <table:table-cell office:value-type="float" office:value="1.405" calcext:value-type="float">
            <text:p>1,405</text:p>
          </table:table-cell>
          <table:table-cell table:formula="of:=[.N7]*9.81" office:value-type="float" office:value="13.78305" calcext:value-type="float">
            <text:p>13,78305</text:p>
          </table:table-cell>
          <table:table-cell table:formula="of:=[.L7]^2" office:value-type="float" office:value="0.00000104449839441579" calcext:value-type="float">
            <text:p>1,04449839441579E-06</text:p>
          </table:table-cell>
          <table:table-cell table:formula="of:=[.O7]^2" office:value-type="float" office:value="189.9724673025" calcext:value-type="float">
            <text:p>189,9724673025</text:p>
          </table:table-cell>
          <table:table-cell table:formula="of:=[.L7]*[.O7]" office:value-type="float" office:value="0.0140863741637324" calcext:value-type="float">
            <text:p>0,0140863742</text:p>
          </table:table-cell>
          <table:table-cell table:formula="of:=(([.L7]-[.O7]*0.0000599969426282432-0.0001779764)/[.M7])^2" office:value-type="float" office:value="0.0628743218130078" calcext:value-type="float">
            <text:p>0,06287432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5" calcext:value-type="float">
            <text:p>245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7" calcext:value-type="float">
            <text:p>247</text:p>
          </table:table-cell>
          <table:table-cell table:formula="of:=AVERAGE([.C8:.H8])" office:value-type="float" office:value="246.5" calcext:value-type="float">
            <text:p>246,5</text:p>
          </table:table-cell>
          <table:table-cell table:formula="of:=2.571*(DEVSQ([.C8:.H8])/30)^0.5" office:value-type="float" office:value="1.1008364319916" calcext:value-type="float">
            <text:p>1,100836432</text:p>
          </table:table-cell>
          <table:table-cell table:formula="of:=([.J8]^2 + 1)^0.5" office:value-type="float" office:value="1.48722589071062" calcext:value-type="float">
            <text:p>1,4872258907</text:p>
          </table:table-cell>
          <table:table-cell table:style-name="ce1" table:formula="of:=[.I8]*0.001*0.015/2/1.42" office:value-type="float" office:value="0.00130193661971831" calcext:value-type="float">
            <text:p>0,001302</text:p>
          </table:table-cell>
          <table:table-cell table:style-name="ce2" table:formula="of:=((0.001*0.0015/2/1.42*[.K8])^2+([.I8]*0.001/2/1.42*0.001)^2+([.I8]*0.001*0.015/(1.42)^2/2*0.002)^2)^0.5" office:value-type="float" office:value="0.0000868186962743385" calcext:value-type="float">
            <text:p>0,00009</text:p>
          </table:table-cell>
          <table:table-cell office:value-type="float" office:value="1.899" calcext:value-type="float">
            <text:p>1,899</text:p>
          </table:table-cell>
          <table:table-cell table:formula="of:=[.N8]*9.81" office:value-type="float" office:value="18.62919" calcext:value-type="float">
            <text:p>18,62919</text:p>
          </table:table-cell>
          <table:table-cell table:formula="of:=[.L8]^2" office:value-type="float" office:value="0.00000169503896176354" calcext:value-type="float">
            <text:p>0,000001695</text:p>
          </table:table-cell>
          <table:table-cell table:formula="of:=[.O8]^2" office:value-type="float" office:value="347.0467200561" calcext:value-type="float">
            <text:p>347,0467200561</text:p>
          </table:table-cell>
          <table:table-cell table:formula="of:=[.L8]*[.O8]" office:value-type="float" office:value="0.0242540246566901" calcext:value-type="float">
            <text:p>0,0242540247</text:p>
          </table:table-cell>
          <table:table-cell table:formula="of:=(([.L8]-[.O8]*0.0000599969426282432-0.0001779764)/[.M8])^2" office:value-type="float" office:value="0.00520862655490759" calcext:value-type="float">
            <text:p>0,0052086266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292" calcext:value-type="float">
            <text:p>292</text:p>
          </table:table-cell>
          <table:table-cell table:number-columns-repeated="2" office:value-type="float" office:value="294" calcext:value-type="float">
            <text:p>294</text:p>
          </table:table-cell>
          <table:table-cell table:number-columns-repeated="2" office:value-type="float" office:value="295" calcext:value-type="float">
            <text:p>295</text:p>
          </table:table-cell>
          <table:table-cell table:formula="of:=AVERAGE([.C9:.H9])" office:value-type="float" office:value="293.666666666667" calcext:value-type="float">
            <text:p>293,6666666667</text:p>
          </table:table-cell>
          <table:table-cell table:formula="of:=2.571*(DEVSQ([.C9:.H9])/30)^0.5" office:value-type="float" office:value="1.43403528547941" calcext:value-type="float">
            <text:p>1,4340352855</text:p>
          </table:table-cell>
          <table:table-cell table:formula="of:=([.J9]^2 + 1)^0.5" office:value-type="float" office:value="1.74827263320113" calcext:value-type="float">
            <text:p>1,7482726332</text:p>
          </table:table-cell>
          <table:table-cell table:style-name="ce1" table:formula="of:=[.I9]*0.001*0.015/2/1.42" office:value-type="float" office:value="0.00155105633802817" calcext:value-type="float">
            <text:p>0,001551</text:p>
          </table:table-cell>
          <table:table-cell table:style-name="ce2" table:formula="of:=((0.001*0.0015/2/1.42*[.K9])^2+([.I9]*0.001/2/1.42*0.001)^2+([.I9]*0.001*0.015/(1.42)^2/2*0.002)^2)^0.5" office:value-type="float" office:value="0.000103430951761976" calcext:value-type="float">
            <text:p>0,00010</text:p>
          </table:table-cell>
          <table:table-cell office:value-type="float" office:value="2.362" calcext:value-type="float">
            <text:p>2,362</text:p>
          </table:table-cell>
          <table:table-cell table:formula="of:=[.N9]*9.81" office:value-type="float" office:value="23.17122" calcext:value-type="float">
            <text:p>23,17122</text:p>
          </table:table-cell>
          <table:table-cell table:formula="of:=[.L9]^2" office:value-type="float" office:value="0.00000240577576373735" calcext:value-type="float">
            <text:p>2,40577576373735E-06</text:p>
          </table:table-cell>
          <table:table-cell table:formula="of:=[.O9]^2" office:value-type="float" office:value="536.9054362884" calcext:value-type="float">
            <text:p>536,9054362884</text:p>
          </table:table-cell>
          <table:table-cell table:formula="of:=[.L9]*[.O9]" office:value-type="float" office:value="0.0359398676408451" calcext:value-type="float">
            <text:p>0,0359398676</text:p>
          </table:table-cell>
          <table:table-cell table:formula="of:=(([.L9]-[.O9]*0.0000599969426282432-0.0001779764)/[.M9])^2" office:value-type="float" office:value="0.027404961455274" calcext:value-type="float">
            <text:p>0,0274049615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SUM([.L4:.L9])/5" office:value-type="float" office:value="0.00100915492957746" calcext:value-type="float">
            <text:p>0,0010091549</text:p>
          </table:table-cell>
          <table:table-cell table:number-columns-repeated="2"/>
          <table:table-cell table:formula="of:=SUM([.O4:.O9])/5" office:value-type="float" office:value="13.853682" calcext:value-type="float">
            <text:p>13,853682</text:p>
          </table:table-cell>
          <table:table-cell table:formula="of:=SUM([.P5:.P9])/5" office:value-type="float" office:value="0.00000117573522118627" calcext:value-type="float">
            <text:p>1,17573522118627E-06</text:p>
          </table:table-cell>
          <table:table-cell table:formula="of:=SUM([.Q5:.Q9])/5" office:value-type="float" office:value="235.55792960046" calcext:value-type="float">
            <text:p>235,5579296005</text:p>
          </table:table-cell>
          <table:table-cell table:formula="of:=SUM([.R5:.R9])/5" office:value-type="float" office:value="0.0165983835580986" calcext:value-type="float">
            <text:p>0,0165983836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string" calcext:value-type="string">
            <text:p>хиккккквадрат</text:p>
          </table:table-cell>
          <table:table-cell table:formula="of:=SUM([.S4:.S10])" office:value-type="float" office:value="0.81013624684557" calcext:value-type="float">
            <text:p>0,8101362468</text:p>
          </table:table-cell>
          <table:table-cell office:value-type="string" calcext:value-type="string">
            <text:p>критический хиккквадрат</text:p>
          </table:table-cell>
          <table:table-cell office:value-type="float" office:value="5.99" calcext:value-type="float">
            <text:p>5,99</text:p>
          </table:table-cell>
        </table:table-row>
        <table:table-row table:style-name="ro1">
          <table:table-cell table:number-columns-repeated="14"/>
          <table:table-cell table:style-name="ce3" office:value-type="string" calcext:value-type="string">
            <text:p>K = </text:p>
          </table:table-cell>
          <table:table-cell table:formula="of:=([.R10]-[.L10]*[.O10])/([.Q10]-[.O10]^2)" office:value-type="float" office:value="0.0000599969426282432" calcext:value-type="float">
            <text:p>5,99969426282432E-05</text:p>
          </table:table-cell>
          <table:table-cell table:style-name="ce3" office:value-type="string" calcext:value-type="string">
            <text:p>B = </text:p>
          </table:table-cell>
          <table:table-cell table:formula="of:=[.L10]-[.P12]*[.O10]" office:value-type="float" office:value="0.000177976365433539" calcext:value-type="float">
            <text:p>0,0001779764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погрешность K =</text:p>
          </table:table-cell>
          <table:table-cell table:formula="of:=1/(6)^0.5*(([.P10]-[.L10]^2)/([.Q10]-[.O10]^2)-[.P12]^2)^0.5" office:value-type="float" office:value="0.00000102904352293374" calcext:value-type="float">
            <text:p>0,000001029</text:p>
          </table:table-cell>
          <table:table-cell table:number-columns-repeated="2"/>
          <table:table-cell table:formula="of:=[.O5]*[.P12]+[.R12]" office:value-type="float" office:value="0.000452838558788031" calcext:value-type="float">
            <text:p>0,0004528386</text:p>
          </table:table-cell>
          <table:table-cell table:number-columns-repeated="2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17"/>
          <table:table-cell table:style-name="ce3" office:value-type="string" calcext:value-type="string">
            <text:p>Е = </text:p>
          </table:table-cell>
          <table:table-cell table:formula="of:=(1/[.P12])/(1.66*10^(-7))*1.76" office:value-type="float" office:value="176715832075.803" calcext:value-type="float">
            <text:p>176715832075,803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string" calcext:value-type="string">
            <text:p>погрешность Е</text:p>
          </table:table-cell>
          <table:table-cell table:style-name="ce4" table:formula="of:=((0.002/[.P12]/(1.66*10^(-7)))^2+(1.76*[.P13]/[.P12]^2/(1.66*10*(-7)))^2+(1.66*0.07*10^(-7)/([.P12]*(1.66*10^(-7))^2))^2)^0.5" office:value-type="float" office:value="7031338772.20861" calcext:value-type="float">
            <text:p>7 031 338 772,20861000000000000000</text:p>
          </table:table-cell>
          <table:table-cell table:formula="of:=((0.002/[.P12]/(1.66*10^(-7)))^2+(1.76*[.P13]/[.P12]^2/(1.66*10*(-7)))^2+(1.66*0.07*10^(-7)/([.P12]*(1.66*10^(-7))^2))^2)^0.5" office:value-type="float" office:value="7031338772.20861" calcext:value-type="float">
            <text:p>7031338772,20861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159.97mm" svg:height="90.04mm" svg:x="263.77mm" svg:y="0mm">
            <loext:p draw:notify-on-update-of-ranges="Sheet2.B7:Sheet2.F7 Sheet2.B8:Sheet2.F8 Sheet2.B34:Sheet2.F34 Sheet2.B35:Sheet2.F35 Sheet2.B46:Sheet2.F46 Sheet2.B47:Sheet2.F4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7mm" svg:height="90.04mm" svg:x="425.12mm" svg:y="2.13mm">
            <loext:p draw:notify-on-update-of-ranges="Sheet2.B7:Sheet2.F7 Sheet2.B8:Sheet2.F8 Sheet2.G7:Sheet2.K7 Sheet2.G8:Sheet2.K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7.76mm" svg:height="90.05mm" svg:x="426.22mm" svg:y="92.43mm">
            <loext:p draw:notify-on-update-of-ranges="Sheet2.B34:Sheet2.F34 Sheet2.B35:Sheet2.F35 Sheet2.G34:Sheet2.K34 Sheet2.G35:Sheet2.K3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5.29mm" svg:height="90.04mm" svg:x="427.6mm" svg:y="182.76mm">
            <loext:p draw:notify-on-update-of-ranges="Sheet2.B46:Sheet2.F46 Sheet2.B47:Sheet2.F47 Sheet2.G46:Sheet2.K46 Sheet2.G47:Sheet2.K4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8"/>
        </table:table-row>
        <table:table-row table:style-name="ro1">
          <table:table-cell/>
          <table:table-cell office:value-type="float" office:value="2.05" calcext:value-type="float">
            <text:p>2,05</text:p>
          </table:table-cell>
          <table:table-cell office:value-type="float" office:value="1.04" calcext:value-type="float">
            <text:p>1,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, кг</text:p>
          </table:table-cell>
          <table:table-cell office:value-type="float" office:value="0.4931" calcext:value-type="float">
            <text:p>0,4931</text:p>
          </table:table-cell>
          <table:table-cell office:value-type="float" office:value="0.9586" calcext:value-type="float">
            <text:p>0,9586</text:p>
          </table:table-cell>
          <table:table-cell office:value-type="float" office:value="1.45" calcext:value-type="float">
            <text:p>1,45</text:p>
          </table:table-cell>
          <table:table-cell office:value-type="float" office:value="1.9212" calcext:value-type="float">
            <text:p>1,9212</text:p>
          </table:table-cell>
          <table:table-cell table:number-columns-repeated="2" office:value-type="float" office:value="2.4218" calcext:value-type="float">
            <text:p>2,4218</text:p>
          </table:table-cell>
          <table:table-cell office:value-type="float" office:value="1.9212" calcext:value-type="float">
            <text:p>1,9212</text:p>
          </table:table-cell>
          <table:table-cell office:value-type="float" office:value="1.45" calcext:value-type="float">
            <text:p>1,45</text:p>
          </table:table-cell>
          <table:table-cell office:value-type="float" office:value="0.9586" calcext:value-type="float">
            <text:p>0,9586</text:p>
          </table:table-cell>
          <table:table-cell office:value-type="float" office:value="0.4931" calcext:value-type="float">
            <text:p>0,4931</text:p>
          </table:table-cell>
        </table:table-row>
        <table:table-row table:style-name="ro1">
          <table:table-cell office:value-type="string" calcext:value-type="string">
            <text:p>Балка 1</text:p>
          </table:table-cell>
          <table:table-cell office:value-type="float" office:value="0.64" calcext:value-type="float">
            <text:p>0,64</text:p>
          </table:table-cell>
          <table:table-cell office:value-type="float" office:value="1.27" calcext:value-type="float">
            <text:p>1,27</text:p>
          </table:table-cell>
          <table:table-cell office:value-type="float" office:value="1.99" calcext:value-type="float">
            <text:p>1,99</text:p>
          </table:table-cell>
          <table:table-cell office:value-type="float" office:value="2.62" calcext:value-type="float">
            <text:p>2,62</text:p>
          </table:table-cell>
          <table:table-cell table:number-columns-repeated="2" office:value-type="float" office:value="3.3" calcext:value-type="float">
            <text:p>3,3</text:p>
          </table:table-cell>
          <table:table-cell office:value-type="float" office:value="2.67" calcext:value-type="float">
            <text:p>2,67</text:p>
          </table:table-cell>
          <table:table-cell office:value-type="float" office:value="2.04" calcext:value-type="float">
            <text:p>2,04</text:p>
          </table:table-cell>
          <table:table-cell office:value-type="float" office:value="1.36" calcext:value-type="float">
            <text:p>1,36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table:style-name="ce3" office:value-type="string" calcext:value-type="string">
            <text:p>перев</text:p>
          </table:table-cell>
          <table:table-cell office:value-type="float" office:value="0.67" calcext:value-type="float">
            <text:p>0,67</text:p>
          </table:table-cell>
          <table:table-cell office:value-type="float" office:value="1.3" calcext:value-type="float">
            <text:p>1,3</text:p>
          </table:table-cell>
          <table:table-cell office:value-type="float" office:value="2.01" calcext:value-type="float">
            <text:p>2,01</text:p>
          </table:table-cell>
          <table:table-cell office:value-type="float" office:value="2.62" calcext:value-type="float">
            <text:p>2,62</text:p>
          </table:table-cell>
          <table:table-cell table:number-columns-repeated="2" office:value-type="float" office:value="3.31" calcext:value-type="float">
            <text:p>3,31</text:p>
          </table:table-cell>
          <table:table-cell office:value-type="float" office:value="2.64" calcext:value-type="float">
            <text:p>2,64</text:p>
          </table:table-cell>
          <table:table-cell office:value-type="float" office:value="2.01" calcext:value-type="float">
            <text:p>2,01</text:p>
          </table:table-cell>
          <table:table-cell office:value-type="float" office:value="1.32" calcext:value-type="float">
            <text:p>1,32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table:style-name="ce3" office:value-type="string" calcext:value-type="string">
            <text:p>сдвиг</text:p>
          </table:table-cell>
          <table:table-cell office:value-type="float" office:value="0.67" calcext:value-type="float">
            <text:p>0,67</text:p>
          </table:table-cell>
          <table:table-cell office:value-type="float" office:value="1.33" calcext:value-type="float">
            <text:p>1,33</text:p>
          </table:table-cell>
          <table:table-cell office:value-type="float" office:value="2" calcext:value-type="float">
            <text:p>2</text:p>
          </table:table-cell>
          <table:table-cell office:value-type="float" office:value="2.67" calcext:value-type="float">
            <text:p>2,67</text:p>
          </table:table-cell>
          <table:table-cell table:number-columns-repeated="2" office:value-type="float" office:value="3.38" calcext:value-type="float">
            <text:p>3,38</text:p>
          </table:table-cell>
          <table:table-cell office:value-type="float" office:value="2.68" calcext:value-type="float">
            <text:p>2,68</text:p>
          </table:table-cell>
          <table:table-cell office:value-type="float" office:value="2.02" calcext:value-type="float">
            <text:p>2,02</text:p>
          </table:table-cell>
          <table:table-cell office:value-type="float" office:value="1.35" calcext:value-type="float">
            <text:p>1,35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string" calcext:value-type="string">
            <text:p>Y среднее, мм</text:p>
          </table:table-cell>
          <table:table-cell table:formula="of:=SUM([.B4:.B6])/3" office:value-type="float" office:value="0.66" calcext:value-type="float">
            <text:p>0,66</text:p>
          </table:table-cell>
          <table:table-cell table:formula="of:=SUM([.C4:.C6])/3" office:value-type="float" office:value="1.3" calcext:value-type="float">
            <text:p>1,3</text:p>
          </table:table-cell>
          <table:table-cell table:formula="of:=SUM([.D4:.D6])/3" office:value-type="float" office:value="2" calcext:value-type="float">
            <text:p>2</text:p>
          </table:table-cell>
          <table:table-cell table:formula="of:=SUM([.E4:.E6])/3" office:value-type="float" office:value="2.63666666666667" calcext:value-type="float">
            <text:p>2,6366666667</text:p>
          </table:table-cell>
          <table:table-cell table:formula="of:=SUM([.F4:.F6])/3" office:value-type="float" office:value="3.33" calcext:value-type="float">
            <text:p>3,33</text:p>
          </table:table-cell>
          <table:table-cell table:formula="of:=SUM([.G4:.G6])/3" office:value-type="float" office:value="3.33" calcext:value-type="float">
            <text:p>3,33</text:p>
          </table:table-cell>
          <table:table-cell table:formula="of:=SUM([.H4:.H6])/3" office:value-type="float" office:value="2.66333333333333" calcext:value-type="float">
            <text:p>2,6633333333</text:p>
          </table:table-cell>
          <table:table-cell table:formula="of:=SUM([.I4:.I6])/3" office:value-type="float" office:value="2.02333333333333" calcext:value-type="float">
            <text:p>2,0233333333</text:p>
          </table:table-cell>
          <table:table-cell table:formula="of:=SUM([.J4:.J6])/3" office:value-type="float" office:value="1.34333333333333" calcext:value-type="float">
            <text:p>1,3433333333</text:p>
          </table:table-cell>
          <table:table-cell table:formula="of:=SUM([.K4:.K6])/3" office:value-type="float" office:value="0.71" calcext:value-type="float">
            <text:p>0,71</text:p>
          </table:table-cell>
        </table:table-row>
        <table:table-row table:style-name="ro1">
          <table:table-cell office:value-type="string" calcext:value-type="string">
            <text:p>P, Н</text:p>
          </table:table-cell>
          <table:table-cell table:formula="of:=[.B3]*9.81" office:value-type="float" office:value="4.837311" calcext:value-type="float">
            <text:p>4,837311</text:p>
          </table:table-cell>
          <table:table-cell table:formula="of:=[.C3]*9.81" office:value-type="float" office:value="9.403866" calcext:value-type="float">
            <text:p>9,403866</text:p>
          </table:table-cell>
          <table:table-cell table:formula="of:=[.D3]*9.81" office:value-type="float" office:value="14.2245" calcext:value-type="float">
            <text:p>14,2245</text:p>
          </table:table-cell>
          <table:table-cell table:formula="of:=[.E3]*9.81" office:value-type="float" office:value="18.846972" calcext:value-type="float">
            <text:p>18,846972</text:p>
          </table:table-cell>
          <table:table-cell table:formula="of:=[.F3]*9.81" office:value-type="float" office:value="23.757858" calcext:value-type="float">
            <text:p>23,757858</text:p>
          </table:table-cell>
          <table:table-cell table:formula="of:=[.G3]*9.81" office:value-type="float" office:value="23.757858" calcext:value-type="float">
            <text:p>23,757858</text:p>
          </table:table-cell>
          <table:table-cell table:formula="of:=[.H3]*9.81" office:value-type="float" office:value="18.846972" calcext:value-type="float">
            <text:p>18,846972</text:p>
          </table:table-cell>
          <table:table-cell table:formula="of:=[.I3]*9.81" office:value-type="float" office:value="14.2245" calcext:value-type="float">
            <text:p>14,2245</text:p>
          </table:table-cell>
          <table:table-cell table:formula="of:=[.J3]*9.81" office:value-type="float" office:value="9.403866" calcext:value-type="float">
            <text:p>9,403866</text:p>
          </table:table-cell>
          <table:table-cell table:formula="of:=[.K3]*9.81" office:value-type="float" office:value="4.837311" calcext:value-type="float">
            <text:p>4,837311</text:p>
          </table:table-cell>
        </table:table-row>
        <table:table-row table:style-name="ro1" table:number-rows-repeated="21">
          <table:table-cell table:number-columns-repeated="11"/>
        </table:table-row>
        <table:table-row table:style-name="ro1">
          <table:table-cell office:value-type="string" calcext:value-type="string">
            <text:p>m, кг</text:p>
          </table:table-cell>
          <table:table-cell office:value-type="float" office:value="0.4931" calcext:value-type="float">
            <text:p>0,4931</text:p>
          </table:table-cell>
          <table:table-cell office:value-type="float" office:value="0.9586" calcext:value-type="float">
            <text:p>0,9586</text:p>
          </table:table-cell>
          <table:table-cell office:value-type="float" office:value="1.45" calcext:value-type="float">
            <text:p>1,45</text:p>
          </table:table-cell>
          <table:table-cell office:value-type="float" office:value="1.9212" calcext:value-type="float">
            <text:p>1,9212</text:p>
          </table:table-cell>
          <table:table-cell table:number-columns-repeated="2" office:value-type="float" office:value="2.4218" calcext:value-type="float">
            <text:p>2,4218</text:p>
          </table:table-cell>
          <table:table-cell office:value-type="float" office:value="1.9212" calcext:value-type="float">
            <text:p>1,9212</text:p>
          </table:table-cell>
          <table:table-cell office:value-type="float" office:value="1.45" calcext:value-type="float">
            <text:p>1,45</text:p>
          </table:table-cell>
          <table:table-cell office:value-type="float" office:value="0.9586" calcext:value-type="float">
            <text:p>0,9586</text:p>
          </table:table-cell>
          <table:table-cell office:value-type="float" office:value="0.4931" calcext:value-type="float">
            <text:p>0,4931</text:p>
          </table:table-cell>
        </table:table-row>
        <table:table-row table:style-name="ro1">
          <table:table-cell office:value-type="string" calcext:value-type="string">
            <text:p>Балка 2</text:p>
          </table:table-cell>
          <table:table-cell office:value-type="float" office:value="0.67" calcext:value-type="float">
            <text:p>0,67</text:p>
          </table:table-cell>
          <table:table-cell office:value-type="float" office:value="1.27" calcext:value-type="float">
            <text:p>1,27</text:p>
          </table:table-cell>
          <table:table-cell office:value-type="float" office:value="1.96" calcext:value-type="float">
            <text:p>1,96</text:p>
          </table:table-cell>
          <table:table-cell office:value-type="float" office:value="2.6" calcext:value-type="float">
            <text:p>2,6</text:p>
          </table:table-cell>
          <table:table-cell table:number-columns-repeated="2" office:value-type="float" office:value="3.29" calcext:value-type="float">
            <text:p>3,29</text:p>
          </table:table-cell>
          <table:table-cell office:value-type="float" office:value="2.62" calcext:value-type="float">
            <text:p>2,62</text:p>
          </table:table-cell>
          <table:table-cell office:value-type="float" office:value="1.97" calcext:value-type="float">
            <text:p>1,97</text:p>
          </table:table-cell>
          <table:table-cell office:value-type="float" office:value="1.3" calcext:value-type="float">
            <text:p>1,3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table:style-name="ce3" office:value-type="string" calcext:value-type="string">
            <text:p>перев</text:p>
          </table:table-cell>
          <table:table-cell office:value-type="float" office:value="0.68" calcext:value-type="float">
            <text:p>0,68</text:p>
          </table:table-cell>
          <table:table-cell office:value-type="float" office:value="1.31" calcext:value-type="float">
            <text:p>1,31</text:p>
          </table:table-cell>
          <table:table-cell office:value-type="float" office:value="2.02" calcext:value-type="float">
            <text:p>2,02</text:p>
          </table:table-cell>
          <table:table-cell office:value-type="float" office:value="2.62" calcext:value-type="float">
            <text:p>2,62</text:p>
          </table:table-cell>
          <table:table-cell table:number-columns-repeated="2" office:value-type="float" office:value="3.33" calcext:value-type="float">
            <text:p>3,33</text:p>
          </table:table-cell>
          <table:table-cell office:value-type="float" office:value="2.65" calcext:value-type="float">
            <text:p>2,65</text:p>
          </table:table-cell>
          <table:table-cell office:value-type="float" office:value="2.04" calcext:value-type="float">
            <text:p>2,04</text:p>
          </table:table-cell>
          <table:table-cell office:value-type="float" office:value="1.3" calcext:value-type="float">
            <text:p>1,3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table:style-name="ce3" office:value-type="string" calcext:value-type="string">
            <text:p>сдвиг</text:p>
          </table:table-cell>
          <table:table-cell office:value-type="float" office:value="0.69" calcext:value-type="float">
            <text:p>0,69</text:p>
          </table:table-cell>
          <table:table-cell office:value-type="float" office:value="1.32" calcext:value-type="float">
            <text:p>1,32</text:p>
          </table:table-cell>
          <table:table-cell office:value-type="float" office:value="2.01" calcext:value-type="float">
            <text:p>2,01</text:p>
          </table:table-cell>
          <table:table-cell office:value-type="float" office:value="2.68" calcext:value-type="float">
            <text:p>2,68</text:p>
          </table:table-cell>
          <table:table-cell table:number-columns-repeated="2" office:value-type="float" office:value="3.37" calcext:value-type="float">
            <text:p>3,37</text:p>
          </table:table-cell>
          <table:table-cell office:value-type="float" office:value="2.66" calcext:value-type="float">
            <text:p>2,66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,34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string" calcext:value-type="string">
            <text:p>Y среднее, мм</text:p>
          </table:table-cell>
          <table:table-cell table:formula="of:=SUM([.B31:.B33])/3" office:value-type="float" office:value="0.68" calcext:value-type="float">
            <text:p>0,68</text:p>
          </table:table-cell>
          <table:table-cell table:formula="of:=SUM([.C31:.C33])/3" office:value-type="float" office:value="1.3" calcext:value-type="float">
            <text:p>1,3</text:p>
          </table:table-cell>
          <table:table-cell table:formula="of:=SUM([.D31:.D33])/3" office:value-type="float" office:value="1.99666666666667" calcext:value-type="float">
            <text:p>1,9966666667</text:p>
          </table:table-cell>
          <table:table-cell table:formula="of:=SUM([.E31:.E33])/3" office:value-type="float" office:value="2.63333333333333" calcext:value-type="float">
            <text:p>2,6333333333</text:p>
          </table:table-cell>
          <table:table-cell table:formula="of:=SUM([.F31:.F33])/3" office:value-type="float" office:value="3.33" calcext:value-type="float">
            <text:p>3,33</text:p>
          </table:table-cell>
          <table:table-cell table:formula="of:=SUM([.G31:.G33])/3" office:value-type="float" office:value="3.33" calcext:value-type="float">
            <text:p>3,33</text:p>
          </table:table-cell>
          <table:table-cell table:formula="of:=SUM([.H31:.H33])/3" office:value-type="float" office:value="2.64333333333333" calcext:value-type="float">
            <text:p>2,6433333333</text:p>
          </table:table-cell>
          <table:table-cell table:formula="of:=SUM([.I31:.I33])/3" office:value-type="float" office:value="2.00333333333333" calcext:value-type="float">
            <text:p>2,0033333333</text:p>
          </table:table-cell>
          <table:table-cell table:formula="of:=SUM([.J31:.J33])/3" office:value-type="float" office:value="1.31333333333333" calcext:value-type="float">
            <text:p>1,3133333333</text:p>
          </table:table-cell>
          <table:table-cell table:formula="of:=SUM([.K31:.K33])/3" office:value-type="float" office:value="0.71" calcext:value-type="float">
            <text:p>0,71</text:p>
          </table:table-cell>
        </table:table-row>
        <table:table-row table:style-name="ro1">
          <table:table-cell office:value-type="string" calcext:value-type="string">
            <text:p>P, Н</text:p>
          </table:table-cell>
          <table:table-cell table:formula="of:=[.B30]*9.81" office:value-type="float" office:value="4.837311" calcext:value-type="float">
            <text:p>4,837311</text:p>
          </table:table-cell>
          <table:table-cell table:formula="of:=[.C30]*9.81" office:value-type="float" office:value="9.403866" calcext:value-type="float">
            <text:p>9,403866</text:p>
          </table:table-cell>
          <table:table-cell table:formula="of:=[.D30]*9.81" office:value-type="float" office:value="14.2245" calcext:value-type="float">
            <text:p>14,2245</text:p>
          </table:table-cell>
          <table:table-cell table:formula="of:=[.E30]*9.81" office:value-type="float" office:value="18.846972" calcext:value-type="float">
            <text:p>18,846972</text:p>
          </table:table-cell>
          <table:table-cell table:formula="of:=[.F30]*9.81" office:value-type="float" office:value="23.757858" calcext:value-type="float">
            <text:p>23,757858</text:p>
          </table:table-cell>
          <table:table-cell table:formula="of:=[.G30]*9.81" office:value-type="float" office:value="23.757858" calcext:value-type="float">
            <text:p>23,757858</text:p>
          </table:table-cell>
          <table:table-cell table:formula="of:=[.H30]*9.81" office:value-type="float" office:value="18.846972" calcext:value-type="float">
            <text:p>18,846972</text:p>
          </table:table-cell>
          <table:table-cell table:formula="of:=[.I30]*9.81" office:value-type="float" office:value="14.2245" calcext:value-type="float">
            <text:p>14,2245</text:p>
          </table:table-cell>
          <table:table-cell table:formula="of:=[.J30]*9.81" office:value-type="float" office:value="9.403866" calcext:value-type="float">
            <text:p>9,403866</text:p>
          </table:table-cell>
          <table:table-cell table:formula="of:=[.K30]*9.81" office:value-type="float" office:value="4.837311" calcext:value-type="float">
            <text:p>4,837311</text:p>
          </table:table-cell>
        </table:table-row>
        <table:table-row table:style-name="ro1" table:number-rows-repeated="6">
          <table:table-cell table:number-columns-repeated="11"/>
        </table:table-row>
        <table:table-row table:style-name="ro1">
          <table:table-cell office:value-type="string" calcext:value-type="string">
            <text:p>m, кг</text:p>
          </table:table-cell>
          <table:table-cell office:value-type="float" office:value="0.4931" calcext:value-type="float">
            <text:p>0,4931</text:p>
          </table:table-cell>
          <table:table-cell office:value-type="float" office:value="0.9586" calcext:value-type="float">
            <text:p>0,9586</text:p>
          </table:table-cell>
          <table:table-cell office:value-type="float" office:value="1.45" calcext:value-type="float">
            <text:p>1,45</text:p>
          </table:table-cell>
          <table:table-cell office:value-type="float" office:value="1.9212" calcext:value-type="float">
            <text:p>1,9212</text:p>
          </table:table-cell>
          <table:table-cell table:number-columns-repeated="2" office:value-type="float" office:value="2.4218" calcext:value-type="float">
            <text:p>2,4218</text:p>
          </table:table-cell>
          <table:table-cell office:value-type="float" office:value="1.9212" calcext:value-type="float">
            <text:p>1,9212</text:p>
          </table:table-cell>
          <table:table-cell office:value-type="float" office:value="1.45" calcext:value-type="float">
            <text:p>1,45</text:p>
          </table:table-cell>
          <table:table-cell office:value-type="float" office:value="0.9586" calcext:value-type="float">
            <text:p>0,9586</text:p>
          </table:table-cell>
          <table:table-cell office:value-type="float" office:value="0.4931" calcext:value-type="float">
            <text:p>0,4931</text:p>
          </table:table-cell>
        </table:table-row>
        <table:table-row table:style-name="ro1">
          <table:table-cell office:value-type="string" calcext:value-type="string">
            <text:p>Балка 3</text:p>
          </table:table-cell>
          <table:table-cell office:value-type="float" office:value="0.64" calcext:value-type="float">
            <text:p>0,64</text:p>
          </table:table-cell>
          <table:table-cell office:value-type="float" office:value="1.28" calcext:value-type="float">
            <text:p>1,28</text:p>
          </table:table-cell>
          <table:table-cell office:value-type="float" office:value="1.95" calcext:value-type="float">
            <text:p>1,95</text:p>
          </table:table-cell>
          <table:table-cell office:value-type="float" office:value="2.57" calcext:value-type="float">
            <text:p>2,57</text:p>
          </table:table-cell>
          <table:table-cell table:number-columns-repeated="2" office:value-type="float" office:value="3.19" calcext:value-type="float">
            <text:p>3,19</text:p>
          </table:table-cell>
          <table:table-cell office:value-type="float" office:value="2.58" calcext:value-type="float">
            <text:p>2,58</text:p>
          </table:table-cell>
          <table:table-cell office:value-type="float" office:value="1.94" calcext:value-type="float">
            <text:p>1,94</text:p>
          </table:table-cell>
          <table:table-cell office:value-type="float" office:value="1.29" calcext:value-type="float">
            <text:p>1,29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table:style-name="ce3" office:value-type="string" calcext:value-type="string">
            <text:p>перев</text:p>
          </table:table-cell>
          <table:table-cell office:value-type="float" office:value="0.65" calcext:value-type="float">
            <text:p>0,65</text:p>
          </table:table-cell>
          <table:table-cell office:value-type="float" office:value="1.28" calcext:value-type="float">
            <text:p>1,28</text:p>
          </table:table-cell>
          <table:table-cell office:value-type="float" office:value="1.94" calcext:value-type="float">
            <text:p>1,94</text:p>
          </table:table-cell>
          <table:table-cell office:value-type="float" office:value="2.56" calcext:value-type="float">
            <text:p>2,56</text:p>
          </table:table-cell>
          <table:table-cell table:number-columns-repeated="2" office:value-type="float" office:value="3.21" calcext:value-type="float">
            <text:p>3,21</text:p>
          </table:table-cell>
          <table:table-cell office:value-type="float" office:value="2.58" calcext:value-type="float">
            <text:p>2,58</text:p>
          </table:table-cell>
          <table:table-cell office:value-type="float" office:value="1.95" calcext:value-type="float">
            <text:p>1,95</text:p>
          </table:table-cell>
          <table:table-cell office:value-type="float" office:value="1.27" calcext:value-type="float">
            <text:p>1,27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table:style-name="ce3" office:value-type="string" calcext:value-type="string">
            <text:p>сдвиг</text:p>
          </table:table-cell>
          <table:table-cell office:value-type="float" office:value="0.61" calcext:value-type="float">
            <text:p>0,61</text:p>
          </table:table-cell>
          <table:table-cell office:value-type="float" office:value="1.3" calcext:value-type="float">
            <text:p>1,3</text:p>
          </table:table-cell>
          <table:table-cell office:value-type="float" office:value="1.93" calcext:value-type="float">
            <text:p>1,93</text:p>
          </table:table-cell>
          <table:table-cell office:value-type="float" office:value="2.58" calcext:value-type="float">
            <text:p>2,58</text:p>
          </table:table-cell>
          <table:table-cell table:number-columns-repeated="2" office:value-type="float" office:value="3.22" calcext:value-type="float">
            <text:p>3,22</text:p>
          </table:table-cell>
          <table:table-cell office:value-type="float" office:value="2.59" calcext:value-type="float">
            <text:p>2,59</text:p>
          </table:table-cell>
          <table:table-cell office:value-type="float" office:value="1.94" calcext:value-type="float">
            <text:p>1,94</text:p>
          </table:table-cell>
          <table:table-cell office:value-type="float" office:value="1.3" calcext:value-type="float">
            <text:p>1,3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string" calcext:value-type="string">
            <text:p>Y среднее, мм</text:p>
          </table:table-cell>
          <table:table-cell table:formula="of:=SUM([.B43:.B45])/3" office:value-type="float" office:value="0.633333333333333" calcext:value-type="float">
            <text:p>0,6333333333</text:p>
          </table:table-cell>
          <table:table-cell table:formula="of:=SUM([.C43:.C45])/3" office:value-type="float" office:value="1.28666666666667" calcext:value-type="float">
            <text:p>1,2866666667</text:p>
          </table:table-cell>
          <table:table-cell table:formula="of:=SUM([.D43:.D45])/3" office:value-type="float" office:value="1.94" calcext:value-type="float">
            <text:p>1,94</text:p>
          </table:table-cell>
          <table:table-cell table:formula="of:=SUM([.E43:.E45])/3" office:value-type="float" office:value="2.57" calcext:value-type="float">
            <text:p>2,57</text:p>
          </table:table-cell>
          <table:table-cell table:formula="of:=SUM([.F43:.F45])/3" office:value-type="float" office:value="3.20666666666667" calcext:value-type="float">
            <text:p>3,2066666667</text:p>
          </table:table-cell>
          <table:table-cell table:formula="of:=SUM([.G43:.G45])/3" office:value-type="float" office:value="3.20666666666667" calcext:value-type="float">
            <text:p>3,2066666667</text:p>
          </table:table-cell>
          <table:table-cell table:formula="of:=SUM([.H43:.H45])/3" office:value-type="float" office:value="2.58333333333333" calcext:value-type="float">
            <text:p>2,5833333333</text:p>
          </table:table-cell>
          <table:table-cell table:formula="of:=SUM([.I43:.I45])/3" office:value-type="float" office:value="1.94333333333333" calcext:value-type="float">
            <text:p>1,9433333333</text:p>
          </table:table-cell>
          <table:table-cell table:formula="of:=SUM([.J43:.J45])/3" office:value-type="float" office:value="1.28666666666667" calcext:value-type="float">
            <text:p>1,2866666667</text:p>
          </table:table-cell>
          <table:table-cell table:formula="of:=SUM([.K43:.K45])/3" office:value-type="float" office:value="0.653333333333333" calcext:value-type="float">
            <text:p>0,6533333333</text:p>
          </table:table-cell>
        </table:table-row>
        <table:table-row table:style-name="ro1">
          <table:table-cell office:value-type="string" calcext:value-type="string">
            <text:p>P, Н</text:p>
          </table:table-cell>
          <table:table-cell table:formula="of:=[.B42]*9.81" office:value-type="float" office:value="4.837311" calcext:value-type="float">
            <text:p>4,837311</text:p>
          </table:table-cell>
          <table:table-cell table:formula="of:=[.C42]*9.81" office:value-type="float" office:value="9.403866" calcext:value-type="float">
            <text:p>9,403866</text:p>
          </table:table-cell>
          <table:table-cell table:formula="of:=[.D42]*9.81" office:value-type="float" office:value="14.2245" calcext:value-type="float">
            <text:p>14,2245</text:p>
          </table:table-cell>
          <table:table-cell table:formula="of:=[.E42]*9.81" office:value-type="float" office:value="18.846972" calcext:value-type="float">
            <text:p>18,846972</text:p>
          </table:table-cell>
          <table:table-cell table:formula="of:=[.F42]*9.81" office:value-type="float" office:value="23.757858" calcext:value-type="float">
            <text:p>23,757858</text:p>
          </table:table-cell>
          <table:table-cell table:formula="of:=[.G42]*9.81" office:value-type="float" office:value="23.757858" calcext:value-type="float">
            <text:p>23,757858</text:p>
          </table:table-cell>
          <table:table-cell table:formula="of:=[.H42]*9.81" office:value-type="float" office:value="18.846972" calcext:value-type="float">
            <text:p>18,846972</text:p>
          </table:table-cell>
          <table:table-cell table:formula="of:=[.I42]*9.81" office:value-type="float" office:value="14.2245" calcext:value-type="float">
            <text:p>14,2245</text:p>
          </table:table-cell>
          <table:table-cell table:formula="of:=[.J42]*9.81" office:value-type="float" office:value="9.403866" calcext:value-type="float">
            <text:p>9,403866</text:p>
          </table:table-cell>
          <table:table-cell table:formula="of:=[.K42]*9.81" office:value-type="float" office:value="4.837311" calcext:value-type="float">
            <text:p>4,8373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10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11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12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13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14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15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16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17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18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19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0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1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2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3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4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6" loext:min-decimal-places="6" number:min-integer-digits="1" number:grouping="true"/>
    </number:number-style>
    <number:number-style style:name="N129">
      <number:number number:decimal-places="7" loext:min-decimal-places="7" number:min-integer-digits="1" number:grouping="true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currency-style style:name="N136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6P0"/>
    </number:currency-style>
    <number:number-style style:name="N137">
      <number:number number:decimal-places="3" loext:min-decimal-places="3" number:min-integer-digits="1"/>
    </number:number-style>
    <number:number-style style:name="N138">
      <number:number number:decimal-places="1" loext:min-decimal-places="1" number:min-integer-digits="1"/>
    </number:number-style>
    <number:number-style style:name="N139">
      <number:number number:decimal-places="10" loext:min-decimal-places="10" number:min-integer-digits="1"/>
    </number:number-style>
    <number:number-style style:name="N140">
      <number:number number:decimal-places="11" loext:min-decimal-places="11" number:min-integer-digits="1"/>
    </number:number-style>
    <number:number-style style:name="N141">
      <number:number number:decimal-places="12" loext:min-decimal-places="12" number:min-integer-digits="1"/>
    </number:number-style>
    <number:number-style style:name="N142">
      <number:number number:decimal-places="13" loext:min-decimal-places="13" number:min-integer-digits="1"/>
    </number:number-style>
    <number:number-style style:name="N143">
      <number:number number:decimal-places="14" loext:min-decimal-places="14" number:min-integer-digits="1"/>
    </number:number-style>
    <number:number-style style:name="N144">
      <number:number number:decimal-places="15" loext:min-decimal-places="15" number:min-integer-digits="1"/>
    </number:number-style>
    <number:number-style style:name="N145">
      <number:number number:decimal-places="16" loext:min-decimal-places="16" number:min-integer-digits="1"/>
    </number:number-style>
    <number:number-style style:name="N146">
      <number:number number:decimal-places="17" loext:min-decimal-places="17" number:min-integer-digits="1"/>
    </number:number-style>
    <number:number-style style:name="N147">
      <number:number number:decimal-places="1" loext:min-decimal-places="1" number:min-integer-digits="1" number:grouping="true"/>
    </number:number-style>
    <number:number-style style:name="N148">
      <number:number number:decimal-places="8" loext:min-decimal-places="8" number:min-integer-digits="1" number:grouping="true"/>
    </number:number-style>
    <number:number-style style:name="N149">
      <number:number number:decimal-places="9" loext:min-decimal-places="9" number:min-integer-digits="1" number:grouping="true"/>
    </number:number-style>
    <number:number-style style:name="N150">
      <number:number number:decimal-places="10" loext:min-decimal-places="10" number:min-integer-digits="1" number:grouping="true"/>
    </number:number-style>
    <number:number-style style:name="N151">
      <number:number number:decimal-places="11" loext:min-decimal-places="11" number:min-integer-digits="1" number:grouping="true"/>
    </number:number-style>
    <number:number-style style:name="N152">
      <number:number number:decimal-places="12" loext:min-decimal-places="12" number:min-integer-digits="1" number:grouping="true"/>
    </number:number-style>
    <number:number-style style:name="N153">
      <number:number number:decimal-places="13" loext:min-decimal-places="13" number:min-integer-digits="1" number:grouping="true"/>
    </number:number-style>
    <number:number-style style:name="N154">
      <number:number number:decimal-places="14" loext:min-decimal-places="14" number:min-integer-digits="1" number:grouping="true"/>
    </number:number-style>
    <number:number-style style:name="N155">
      <number:number number:decimal-places="15" loext:min-decimal-places="15" number:min-integer-digits="1" number:grouping="true"/>
    </number:number-style>
    <number:number-style style:name="N156">
      <number:number number:decimal-places="16" loext:min-decimal-places="16" number:min-integer-digits="1" number:grouping="true"/>
    </number:number-style>
    <number:number-style style:name="N157">
      <number:number number:decimal-places="17" loext:min-decimal-places="17" number:min-integer-digits="1" number:grouping="true"/>
    </number:number-style>
    <number:number-style style:name="N158">
      <number:number number:decimal-places="18" loext:min-decimal-places="18" number:min-integer-digits="1" number:grouping="true"/>
    </number:number-style>
    <number:number-style style:name="N159">
      <number:number number:decimal-places="19" loext:min-decimal-places="19" number:min-integer-digits="1" number:grouping="true"/>
    </number:number-style>
    <number:number-style style:name="N160">
      <number:number number:decimal-places="20" loext:min-decimal-places="20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.00.0000</text:date>, <text:time style:data-style-name="N2" text:time-value="21:28:19.44649635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0T14:03:13.381903640</meta:creation-date>
    <dc:date>2016-12-15T16:43:22.654021151</dc:date>
    <meta:editing-duration>P4DT15H45M4S</meta:editing-duration>
    <meta:editing-cycles>6</meta:editing-cycles>
    <meta:generator>LibreOffice/5.1.4.2$Linux_X86_64 LibreOffice_project/10m0$Build-2</meta:generator>
    <meta:document-statistic meta:table-count="2" meta:cell-count="32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5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35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4" loext:regression-extrapolate-backward="8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261cm" xlink:href=".." xlink:type="simple" chart:class="chart:scatter" chart:column-mapping="" chart:style-name="ch1">
        <chart:title svg:x="2.79cm" svg:y="0.305cm" chart:style-name="ch2">
          <text:p>Зависимость удлиннения проволоки от веса грузов</text:p>
        </chart:title>
        <chart:plot-area chart:style-name="ch3" table:cell-range-address="Лист1.L5:Лист1.L9 Лист1.O4:Лист1.O9" chart:data-source-has-labels="column" svg:x="0.05cm" svg:y="0.872cm" svg:width="14.328cm" svg:height="7.06cm">
          <chartooo:coordinate-region svg:x="1.333cm" svg:y="1.071cm" svg:width="12.858cm" svg:height="6.214cm"/>
          <chart:axis chart:dimension="x" chart:name="primary-x" chart:style-name="ch4" chartooo:axis-type="auto">
            <chart:title svg:x="14.712cm" svg:y="7.099cm" chart:style-name="ch5">
              <text:p>P, H</text:p>
            </chart:title>
            <chart:categories table:cell-range-address="Лист1.L5:Лист1.L5"/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2cm" svg:y="0.167cm" chart:style-name="ch5">
              <text:p>Δl, м·10ˉ</text:p>
            </chart:title>
            <chart:grid chart:style-name="ch6" chart:class="major"/>
          </chart:axis>
          <chart:series chart:style-name="ch9" chart:values-cell-range-address="Лист1.L5:Лист1.L9" chart:class="chart:scatter">
            <chart:domain table:cell-range-address="Лист1.O5:Лист1.O9"/>
            <chart:regression-curve chart:style-name="ch10"/>
            <chart:data-point chart:repeated="5"/>
          </chart:series>
          <chart:series chart:style-name="ch9" chart:values-cell-range-address="Лист1.O4:Лист1.O4" chart:class="chart:scatter">
            <chart:domain table:cell-range-address="Лист1.L4:Лист1.L4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O</text:p>
              </table:table-cell>
              <table:table-cell office:value-type="string">
                <text:p>Столбец L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0.000430457746478873">
                <text:p>0.000430457746478873</text:p>
                <draw:g>
                  <svg:desc>Лист1.L5:Лист1.L5</svg:desc>
                </draw:g>
              </table:table-cell>
              <table:table-cell office:value-type="float" office:value="4.58127">
                <text:p>4.58127</text:p>
                <draw:g>
                  <svg:desc>Лист1.O5:Лист1.O9</svg:desc>
                </draw:g>
              </table:table-cell>
              <table:table-cell office:value-type="float" office:value="0.000430457746478873">
                <text:p>0.000430457746478873</text:p>
                <draw:g>
                  <svg:desc>Лист1.L5:Лист1.L9</svg:desc>
                </draw:g>
              </table:table-cell>
              <table:table-cell office:value-type="float" office:value="0">
                <text:p>0</text:p>
                <draw:g>
                  <svg:desc>Лист1.L4:Лист1.L4</svg:desc>
                </draw:g>
              </table:table-cell>
              <table:table-cell office:value-type="float" office:value="0">
                <text:p>0</text:p>
                <draw:g>
                  <svg:desc>Лист1.O4:Лист1.O4</svg:desc>
                </draw:g>
              </table:table-cell>
            </table:table-row>
            <table:table-row>
              <table:table-cell office:value-type="string"/>
              <table:table-cell office:value-type="float" office:value="9.10368">
                <text:p>9.10368</text:p>
              </table:table-cell>
              <table:table-cell office:value-type="float" office:value="0.000740316901408451">
                <text:p>0.000740316901408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78305">
                <text:p>13.78305</text:p>
              </table:table-cell>
              <table:table-cell office:value-type="float" office:value="0.00102200704225352">
                <text:p>0.00102200704225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.62919">
                <text:p>18.62919</text:p>
              </table:table-cell>
              <table:table-cell office:value-type="float" office:value="0.00130193661971831">
                <text:p>0.00130193661971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17122">
                <text:p>23.17122</text:p>
              </table:table-cell>
              <table:table-cell office:value-type="float" office:value="0.00155105633802817">
                <text:p>0.00155105633802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3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1" loext:regression-force-intercept="true" loext:regression-intercept-value="0" chart:regression-type="linear"/>
      <style:graphic-properties svg:stroke-color="#004586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2c001e" draw:fill-color="#2c001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1" loext:regression-force-intercept="false" loext:regression-intercept-value="0" chart:regression-type="linear"/>
      <style:graphic-properties svg:stroke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4.45cm" svg:y="0.316cm" chart:style-name="ch2">
          <text:p>Зависимость нагрузки от прогиба</text:p>
        </chart:title>
        <chart:plot-area chart:style-name="ch3" table:cell-range-address="Sheet2.B7:Sheet2.F8 Sheet2.B35:Sheet2.F35 Sheet2.B47:Sheet2.F47" svg:x="0.96cm" svg:y="1.381cm" svg:width="14.061cm" svg:height="7.155cm">
          <chartooo:coordinate-region svg:x="1.581cm" svg:y="1.581cm" svg:width="13.346cm" svg:height="6.308cm"/>
          <chart:axis chart:dimension="x" chart:name="primary-x" chart:style-name="ch4">
            <chart:title svg:x="13.705cm" svg:y="8.226cm" chart:style-name="ch5">
              <text:p>y, мм</text:p>
            </chart:title>
            <chart:grid chart:style-name="ch6" chart:class="major"/>
          </chart:axis>
          <chart:axis chart:dimension="y" chart:name="primary-y" chart:style-name="ch7">
            <chart:title svg:x="0.962cm" svg:y="0.455cm" chart:style-name="ch5">
              <text:p>P, Н</text:p>
            </chart:title>
            <chart:grid chart:style-name="ch6" chart:class="major"/>
          </chart:axis>
          <chart:series chart:style-name="ch8" chart:values-cell-range-address="Sheet2.B8:Sheet2.F8" chart:class="chart:scatter">
            <chart:domain table:cell-range-address="Sheet2.B7:Sheet2.F7"/>
            <chart:regression-curve chart:style-name="ch9">
              <chart:equation chart:display-equation="true" chart:display-r-square="false"/>
            </chart:regression-curve>
            <chart:data-point chart:repeated="3"/>
            <chart:data-point chart:style-name="ch10"/>
            <chart:data-point/>
          </chart:series>
          <chart:series chart:style-name="ch11" chart:values-cell-range-address="Sheet2.B35:Sheet2.F35" chart:class="chart:scatter">
            <chart:domain table:cell-range-address="Sheet2.B34:Sheet2.F34"/>
            <chart:data-point chart:repeated="5"/>
          </chart:series>
          <chart:series chart:style-name="ch12" chart:values-cell-range-address="Sheet2.B47:Sheet2.F47" chart:class="chart:scatter">
            <chart:domain table:cell-range-address="Sheet2.B46:Sheet2.F46"/>
            <chart:regression-curve chart:style-name="ch13">
              <chart:equation chart:display-equation="true" chart:display-r-square="false"/>
            </chart:regression-curve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Строка 7</text:p>
                <draw:g>
                  <svg:desc/>
                </draw:g>
              </table:table-cell>
              <table:table-cell office:value-type="float" office:value="0.66">
                <text:p>0.66</text:p>
                <draw:g>
                  <svg:desc>Sheet2.B7:Sheet2.F7</svg:desc>
                </draw:g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2.63666666666667">
                <text:p>2.63666666666667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Строка 8</text:p>
                <draw:g>
                  <svg:desc/>
                </draw:g>
              </table:table-cell>
              <table:table-cell office:value-type="float" office:value="4.837311">
                <text:p>4.837311</text:p>
                <draw:g>
                  <svg:desc>Sheet2.B8:Sheet2.F8</svg:desc>
                </draw:g>
              </table:table-cell>
              <table:table-cell office:value-type="float" office:value="9.403866">
                <text:p>9.403866</text:p>
              </table:table-cell>
              <table:table-cell office:value-type="float" office:value="14.2245">
                <text:p>14.2245</text:p>
              </table:table-cell>
              <table:table-cell office:value-type="float" office:value="18.846972">
                <text:p>18.846972</text:p>
              </table:table-cell>
              <table:table-cell office:value-type="float" office:value="23.757858">
                <text:p>23.757858</text:p>
              </table:table-cell>
            </table:table-row>
            <table:table-row>
              <table:table-cell office:value-type="string">
                <text:p>Строка 34</text:p>
                <draw:g>
                  <svg:desc/>
                </draw:g>
              </table:table-cell>
              <table:table-cell office:value-type="float" office:value="0.68">
                <text:p>0.68</text:p>
                <draw:g>
                  <svg:desc>Sheet2.B34:Sheet2.F34</svg:desc>
                </draw:g>
              </table:table-cell>
              <table:table-cell office:value-type="float" office:value="1.3">
                <text:p>1.3</text:p>
              </table:table-cell>
              <table:table-cell office:value-type="float" office:value="1.99666666666667">
                <text:p>1.99666666666667</text:p>
              </table:table-cell>
              <table:table-cell office:value-type="float" office:value="2.63333333333333">
                <text:p>2.63333333333333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Строка 35</text:p>
                <draw:g>
                  <svg:desc/>
                </draw:g>
              </table:table-cell>
              <table:table-cell office:value-type="float" office:value="4.837311">
                <text:p>4.837311</text:p>
                <draw:g>
                  <svg:desc>Sheet2.B35:Sheet2.F35</svg:desc>
                </draw:g>
              </table:table-cell>
              <table:table-cell office:value-type="float" office:value="9.403866">
                <text:p>9.403866</text:p>
              </table:table-cell>
              <table:table-cell office:value-type="float" office:value="14.2245">
                <text:p>14.2245</text:p>
              </table:table-cell>
              <table:table-cell office:value-type="float" office:value="18.846972">
                <text:p>18.846972</text:p>
              </table:table-cell>
              <table:table-cell office:value-type="float" office:value="23.757858">
                <text:p>23.757858</text:p>
              </table:table-cell>
            </table:table-row>
            <table:table-row>
              <table:table-cell office:value-type="string">
                <text:p>Строка 46</text:p>
                <draw:g>
                  <svg:desc/>
                </draw:g>
              </table:table-cell>
              <table:table-cell office:value-type="float" office:value="0.633333333333333">
                <text:p>0.633333333333333</text:p>
                <draw:g>
                  <svg:desc>Sheet2.B46:Sheet2.F46</svg:desc>
                </draw:g>
              </table:table-cell>
              <table:table-cell office:value-type="float" office:value="1.28666666666667">
                <text:p>1.28666666666667</text:p>
              </table:table-cell>
              <table:table-cell office:value-type="float" office:value="1.94">
                <text:p>1.94</text:p>
              </table:table-cell>
              <table:table-cell office:value-type="float" office:value="2.57">
                <text:p>2.57</text:p>
              </table:table-cell>
              <table:table-cell office:value-type="float" office:value="3.20666666666667">
                <text:p>3.20666666666667</text:p>
              </table:table-cell>
            </table:table-row>
            <table:table-row>
              <table:table-cell office:value-type="string">
                <text:p>Строка 47</text:p>
                <draw:g>
                  <svg:desc/>
                </draw:g>
              </table:table-cell>
              <table:table-cell office:value-type="float" office:value="4.837311">
                <text:p>4.837311</text:p>
                <draw:g>
                  <svg:desc>Sheet2.B47:Sheet2.F47</svg:desc>
                </draw:g>
              </table:table-cell>
              <table:table-cell office:value-type="float" office:value="9.403866">
                <text:p>9.403866</text:p>
              </table:table-cell>
              <table:table-cell office:value-type="float" office:value="14.2245">
                <text:p>14.2245</text:p>
              </table:table-cell>
              <table:table-cell office:value-type="float" office:value="18.846972">
                <text:p>18.846972</text:p>
              </table:table-cell>
              <table:table-cell office:value-type="float" office:value="23.757858">
                <text:p>23.7578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minimum="0" chart:maximum="3.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4" loext:regression-extrapolate-backward="6" loext:regression-force-intercept="false" loext:regression-intercept-value="0" chart:regression-type="linear"/>
      <style:graphic-properties svg:stroke-color="#004586"/>
    </style:style>
    <style:style style:name="ch11" style:family="chart">
      <style:chart-properties chart:solid-type="cuboid" chart:symbol-type="named-symbol" chart:symbol-name="x" chart:symbol-width="0.25cm" chart:symbol-height="0.25cm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2" loext:regression-extrapolate-backward="6" loext:regression-force-intercept="false" loext:regression-intercept-value="0" chart:regression-type="linear"/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4.899cm" svg:y="0.316cm" chart:style-name="ch2">
          <text:p>Зависимость y(P) (Дерево 1)</text:p>
        </chart:title>
        <chart:plot-area chart:style-name="ch3" table:cell-range-address="Sheet2.B7:Sheet2.F8 Sheet2.G7:Sheet2.K7" chart:data-source-has-labels="row" svg:x="0.607cm" svg:y="1.534cm" svg:width="13.733cm" svg:height="7.287cm">
          <chartooo:coordinate-region svg:x="1.043cm" svg:y="1.534cm" svg:width="13.111cm" svg:height="6.64cm"/>
          <chart:axis chart:dimension="x" chart:name="primary-x" chart:style-name="ch4">
            <chart:title svg:x="14.626cm" svg:y="8.049cm" chart:style-name="ch5">
              <text:p>P, H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192cm" svg:y="0.589cm" chart:style-name="ch5">
              <text:p>&lt;y&gt;, мм</text:p>
            </chart:title>
            <chart:grid chart:style-name="ch6" chart:class="major"/>
            <chart:grid chart:style-name="ch7" chart:class="minor"/>
          </chart:axis>
          <chart:series chart:style-name="ch9" chart:values-cell-range-address="Sheet2.B7:Sheet2.F7" loext:label-string="возрастание" chart:class="chart:scatter">
            <chart:domain table:cell-range-address="Sheet2.B8:Sheet2.F8"/>
            <chart:regression-curve chart:style-name="ch10"/>
            <chart:data-point chart:style-name="ch11"/>
            <chart:data-point chart:repeated="4"/>
          </chart:series>
          <chart:series chart:style-name="ch12" chart:values-cell-range-address="Sheet2.G7:Sheet2.K7" loext:label-string="убывание" chart:class="chart:scatter">
            <chart:domain table:cell-range-address="Sheet2.G8:Sheet2.K8"/>
            <chart:regression-curve chart:style-name="ch13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рока 8</text:p>
              </table:table-cell>
              <table:table-cell office:value-type="string">
                <text:p>возрастание</text:p>
              </table:table-cell>
              <table:table-cell office:value-type="string">
                <text:p>Строка 8</text:p>
              </table:table-cell>
              <table:table-cell office:value-type="string">
                <text:p>убывание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837311">
                <text:p>4.837311</text:p>
                <draw:g>
                  <svg:desc>Sheet2.B8:Sheet2.F8</svg:desc>
                </draw:g>
              </table:table-cell>
              <table:table-cell office:value-type="float" office:value="0.66">
                <text:p>0.66</text:p>
                <draw:g>
                  <svg:desc>Sheet2.B7:Sheet2.F7</svg:desc>
                </draw:g>
              </table:table-cell>
              <table:table-cell office:value-type="float" office:value="23.757858">
                <text:p>23.757858</text:p>
                <draw:g>
                  <svg:desc>Sheet2.G8:Sheet2.K8</svg:desc>
                </draw:g>
              </table:table-cell>
              <table:table-cell office:value-type="float" office:value="3.33">
                <text:p>3.33</text:p>
                <draw:g>
                  <svg:desc>Sheet2.G7:Sheet2.K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403866">
                <text:p>9.403866</text:p>
              </table:table-cell>
              <table:table-cell office:value-type="float" office:value="1.3">
                <text:p>1.3</text:p>
              </table:table-cell>
              <table:table-cell office:value-type="float" office:value="18.846972">
                <text:p>18.846972</text:p>
              </table:table-cell>
              <table:table-cell office:value-type="float" office:value="2.66333333333333">
                <text:p>2.66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2245">
                <text:p>14.2245</text:p>
              </table:table-cell>
              <table:table-cell office:value-type="float" office:value="2">
                <text:p>2</text:p>
              </table:table-cell>
              <table:table-cell office:value-type="float" office:value="14.2245">
                <text:p>14.2245</text:p>
              </table:table-cell>
              <table:table-cell office:value-type="float" office:value="2.02333333333333">
                <text:p>2.02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.846972">
                <text:p>18.846972</text:p>
              </table:table-cell>
              <table:table-cell office:value-type="float" office:value="2.63666666666667">
                <text:p>2.63666666666667</text:p>
              </table:table-cell>
              <table:table-cell office:value-type="float" office:value="9.403866">
                <text:p>9.403866</text:p>
              </table:table-cell>
              <table:table-cell office:value-type="float" office:value="1.34333333333333">
                <text:p>1.34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.757858">
                <text:p>23.757858</text:p>
              </table:table-cell>
              <table:table-cell office:value-type="float" office:value="3.33">
                <text:p>3.33</text:p>
              </table:table-cell>
              <table:table-cell office:value-type="float" office:value="4.837311">
                <text:p>4.837311</text:p>
              </table:table-cell>
              <table:table-cell office:value-type="float" office:value="0.71">
                <text:p>0.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minimum="0" chart:maximum="3.5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4" loext:regression-extrapolate-backward="6" loext:regression-force-intercept="false" loext:regression-intercept-value="0" chart:regression-type="linear"/>
      <style:graphic-properties svg:stroke-color="#004586"/>
    </style:style>
    <style:style style:name="ch11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6" loext:regression-extrapolate-backward="6" loext:regression-force-intercept="false" loext:regression-intercept-value="0" chart:regression-type="linear"/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77cm" svg:height="9.006cm" xlink:href=".." xlink:type="simple" chart:class="chart:scatter" chart:style-name="ch1">
        <chart:title svg:x="5.174cm" svg:y="0.316cm" chart:style-name="ch2">
          <text:p>Зависимость y(P) (Дерево 2)</text:p>
        </chart:title>
        <chart:plot-area chart:style-name="ch3" table:cell-range-address="Sheet2.B34:Sheet2.F35 Sheet2.G34:Sheet2.K34" chart:data-source-has-labels="row" svg:x="0.595cm" svg:y="1.456cm" svg:width="13.719cm" svg:height="7.365cm">
          <chartooo:coordinate-region svg:x="1.031cm" svg:y="1.456cm" svg:width="13.096cm" svg:height="6.718cm"/>
          <chart:axis chart:dimension="x" chart:name="primary-x" chart:style-name="ch4">
            <chart:title svg:x="14.51cm" svg:y="8.023cm" chart:style-name="ch5">
              <text:p>P, H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225cm" svg:y="0.547cm" chart:style-name="ch5">
              <text:p>&lt;y&gt;, мм</text:p>
            </chart:title>
            <chart:grid chart:style-name="ch6" chart:class="major"/>
            <chart:grid chart:style-name="ch7" chart:class="minor"/>
          </chart:axis>
          <chart:series chart:style-name="ch9" chart:values-cell-range-address="Sheet2.B34:Sheet2.F34" loext:label-string="возрастание" chart:class="chart:scatter">
            <chart:domain table:cell-range-address="Sheet2.B35:Sheet2.F35"/>
            <chart:regression-curve chart:style-name="ch10"/>
            <chart:data-point chart:repeated="5"/>
          </chart:series>
          <chart:series chart:style-name="ch11" chart:values-cell-range-address="Sheet2.G34:Sheet2.K34" loext:label-string="убывание" chart:class="chart:scatter">
            <chart:domain table:cell-range-address="Sheet2.G35:Sheet2.K35"/>
            <chart:regression-curve chart:style-name="ch12"/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рока 35</text:p>
              </table:table-cell>
              <table:table-cell office:value-type="string">
                <text:p>возрастание</text:p>
              </table:table-cell>
              <table:table-cell office:value-type="string">
                <text:p>Строка 35</text:p>
              </table:table-cell>
              <table:table-cell office:value-type="string">
                <text:p>убывание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837311">
                <text:p>4.837311</text:p>
                <draw:g>
                  <svg:desc>Sheet2.B35:Sheet2.F35</svg:desc>
                </draw:g>
              </table:table-cell>
              <table:table-cell office:value-type="float" office:value="0.68">
                <text:p>0.68</text:p>
                <draw:g>
                  <svg:desc>Sheet2.B34:Sheet2.F34</svg:desc>
                </draw:g>
              </table:table-cell>
              <table:table-cell office:value-type="float" office:value="23.757858">
                <text:p>23.757858</text:p>
                <draw:g>
                  <svg:desc>Sheet2.G35:Sheet2.K35</svg:desc>
                </draw:g>
              </table:table-cell>
              <table:table-cell office:value-type="float" office:value="3.33">
                <text:p>3.33</text:p>
                <draw:g>
                  <svg:desc>Sheet2.G34:Sheet2.K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403866">
                <text:p>9.403866</text:p>
              </table:table-cell>
              <table:table-cell office:value-type="float" office:value="1.3">
                <text:p>1.3</text:p>
              </table:table-cell>
              <table:table-cell office:value-type="float" office:value="18.846972">
                <text:p>18.846972</text:p>
              </table:table-cell>
              <table:table-cell office:value-type="float" office:value="2.64333333333333">
                <text:p>2.64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2245">
                <text:p>14.2245</text:p>
              </table:table-cell>
              <table:table-cell office:value-type="float" office:value="1.99666666666667">
                <text:p>1.99666666666667</text:p>
              </table:table-cell>
              <table:table-cell office:value-type="float" office:value="14.2245">
                <text:p>14.2245</text:p>
              </table:table-cell>
              <table:table-cell office:value-type="float" office:value="2.00333333333333">
                <text:p>2.00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.846972">
                <text:p>18.846972</text:p>
              </table:table-cell>
              <table:table-cell office:value-type="float" office:value="2.63333333333333">
                <text:p>2.63333333333333</text:p>
              </table:table-cell>
              <table:table-cell office:value-type="float" office:value="9.403866">
                <text:p>9.403866</text:p>
              </table:table-cell>
              <table:table-cell office:value-type="float" office:value="1.31333333333333">
                <text:p>1.31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.757858">
                <text:p>23.757858</text:p>
              </table:table-cell>
              <table:table-cell office:value-type="float" office:value="3.33">
                <text:p>3.33</text:p>
              </table:table-cell>
              <table:table-cell office:value-type="float" office:value="4.837311">
                <text:p>4.837311</text:p>
              </table:table-cell>
              <table:table-cell office:value-type="float" office:value="0.71">
                <text:p>0.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minimum="0" chart:maximum="3.5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6" loext:regression-extrapolate-backward="6" loext:regression-force-intercept="false" loext:regression-intercept-value="0" chart:regression-type="linear"/>
      <style:graphic-properties svg:stroke-color="#004586"/>
    </style:style>
    <style:style style:name="ch11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6" loext:regression-extrapolate-backward="6" loext:regression-force-intercept="false" loext:regression-intercept-value="0" chart:regression-type="linear"/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53cm" svg:height="9.005cm" xlink:href=".." xlink:type="simple" chart:class="chart:scatter" chart:style-name="ch1">
        <chart:title svg:x="5.154cm" svg:y="0.316cm" chart:style-name="ch2">
          <text:p>Зависимость y(P) (Металл)</text:p>
        </chart:title>
        <chart:plot-area chart:style-name="ch3" table:cell-range-address="Sheet2.B46:Sheet2.F47 Sheet2.G46:Sheet2.K46" chart:data-source-has-labels="row" svg:x="0.578cm" svg:y="1.428cm" svg:width="13.708cm" svg:height="7.391cm">
          <chartooo:coordinate-region svg:x="1.014cm" svg:y="1.428cm" svg:width="13.085cm" svg:height="6.744cm"/>
          <chart:axis chart:dimension="x" chart:name="primary-x" chart:style-name="ch4">
            <chart:title svg:x="14.525cm" svg:y="7.995cm" chart:style-name="ch5">
              <text:p>P, H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213cm" svg:y="0.559cm" chart:style-name="ch5">
              <text:p>&lt;y&gt;, мм</text:p>
            </chart:title>
            <chart:grid chart:style-name="ch6" chart:class="major"/>
            <chart:grid chart:style-name="ch7" chart:class="minor"/>
          </chart:axis>
          <chart:series chart:style-name="ch9" chart:values-cell-range-address="Sheet2.B46:Sheet2.F46" loext:label-string="возрастание" chart:class="chart:scatter">
            <chart:domain table:cell-range-address="Sheet2.B47:Sheet2.F47"/>
            <chart:regression-curve chart:style-name="ch10"/>
            <chart:data-point chart:repeated="5"/>
          </chart:series>
          <chart:series chart:style-name="ch11" chart:values-cell-range-address="Sheet2.G46:Sheet2.K46" loext:label-string="убывание" chart:class="chart:scatter">
            <chart:domain table:cell-range-address="Sheet2.G47:Sheet2.K47"/>
            <chart:regression-curve chart:style-name="ch12"/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рока 47</text:p>
              </table:table-cell>
              <table:table-cell office:value-type="string">
                <text:p>возрастание</text:p>
              </table:table-cell>
              <table:table-cell office:value-type="string">
                <text:p>Строка 47</text:p>
              </table:table-cell>
              <table:table-cell office:value-type="string">
                <text:p>убывание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837311">
                <text:p>4.837311</text:p>
                <draw:g>
                  <svg:desc>Sheet2.B47:Sheet2.F47</svg:desc>
                </draw:g>
              </table:table-cell>
              <table:table-cell office:value-type="float" office:value="0.633333333333333">
                <text:p>0.633333333333333</text:p>
                <draw:g>
                  <svg:desc>Sheet2.B46:Sheet2.F46</svg:desc>
                </draw:g>
              </table:table-cell>
              <table:table-cell office:value-type="float" office:value="23.757858">
                <text:p>23.757858</text:p>
                <draw:g>
                  <svg:desc>Sheet2.G47:Sheet2.K47</svg:desc>
                </draw:g>
              </table:table-cell>
              <table:table-cell office:value-type="float" office:value="3.20666666666667">
                <text:p>3.20666666666667</text:p>
                <draw:g>
                  <svg:desc>Sheet2.G46:Sheet2.K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403866">
                <text:p>9.403866</text:p>
              </table:table-cell>
              <table:table-cell office:value-type="float" office:value="1.28666666666667">
                <text:p>1.28666666666667</text:p>
              </table:table-cell>
              <table:table-cell office:value-type="float" office:value="18.846972">
                <text:p>18.846972</text:p>
              </table:table-cell>
              <table:table-cell office:value-type="float" office:value="2.58333333333333">
                <text:p>2.58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2245">
                <text:p>14.2245</text:p>
              </table:table-cell>
              <table:table-cell office:value-type="float" office:value="1.94">
                <text:p>1.94</text:p>
              </table:table-cell>
              <table:table-cell office:value-type="float" office:value="14.2245">
                <text:p>14.2245</text:p>
              </table:table-cell>
              <table:table-cell office:value-type="float" office:value="1.94333333333333">
                <text:p>1.94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.846972">
                <text:p>18.846972</text:p>
              </table:table-cell>
              <table:table-cell office:value-type="float" office:value="2.57">
                <text:p>2.57</text:p>
              </table:table-cell>
              <table:table-cell office:value-type="float" office:value="9.403866">
                <text:p>9.403866</text:p>
              </table:table-cell>
              <table:table-cell office:value-type="float" office:value="1.28666666666667">
                <text:p>1.28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.757858">
                <text:p>23.757858</text:p>
              </table:table-cell>
              <table:table-cell office:value-type="float" office:value="3.20666666666667">
                <text:p>3.20666666666667</text:p>
              </table:table-cell>
              <table:table-cell office:value-type="float" office:value="4.837311">
                <text:p>4.837311</text:p>
              </table:table-cell>
              <table:table-cell office:value-type="float" office:value="0.653333333333333">
                <text:p>0.65333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